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bstitution.getExpression( Project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ubstitution.getRef( Projec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.Substitu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ubstitution.setExpression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